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46in" style:page-number="auto"/>
      <style:text-properties fo:font-size="6.59999990463257pt" style:font-size-asian="6.59999990463257pt" style:font-size-complex="6.59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2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72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319in"/>
        </style:tab-stops>
      </style:paragraph-properties>
    </style:style>
    <style:style style:name="P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9" style:family="paragraph" style:parent-style-name="Body_20_text_20__28_3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5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12"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13" style:family="paragraph" style:parent-style-name="Body_20_text_20__28_2_29_" style:master-page-name="">
      <style:paragraph-properties fo:margin-left="0.1807in" fo:margin-right="0in" fo:margin-top="0in" fo:margin-bottom="0in" loext:contextual-spacing="false" fo:text-align="start" style:justify-single-word="false" fo:text-indent="0.222in" style:auto-text-indent="false" style:page-number="auto"/>
    </style:style>
    <style:style style:name="P14" style:family="paragraph" style:parent-style-name="Body_20_text_20__28_2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indent="0.1807in" style:auto-text-indent="false" style:page-number="auto"/>
    </style:style>
    <style:style style:name="P16"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17"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8" style:family="paragraph" style:parent-style-name="Body_20_text_20__28_3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19"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indent="0.3055in" style:auto-text-indent="false" style:page-number="auto"/>
    </style:style>
    <style:style style:name="P21" style:family="paragraph" style:parent-style-name="Body_20_text_20__28_2_29_" style:master-page-name="">
      <style:paragraph-properties fo:margin-left="0.2917in" fo:margin-right="0in" fo:margin-top="0in" fo:margin-bottom="0in" loext:contextual-spacing="false" fo:text-indent="0in" style:auto-text-indent="false" style:page-number="auto"/>
    </style:style>
    <style:style style:name="P22"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23" style:family="paragraph" style:parent-style-name="Heading_20__23_1" style:master-page-name="PageStyle0">
      <style:paragraph-properties fo:margin-left="0in" fo:margin-right="0in" fo:margin-top="0in" fo:margin-bottom="0in" loext:contextual-spacing="false" fo:line-height="0.2917in" fo:keep-together="always" fo:text-indent="0in" style:auto-text-indent="false" style:page-number="1" fo:keep-with-next="always"/>
    </style:style>
    <style:style style:name="P24"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25"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173in"/>
        </style:tab-stops>
      </style:paragraph-properties>
    </style:style>
    <style:style style:name="P26" style:family="paragraph" style:parent-style-name="Body_20_text_20__28_2_29_" style:list-style-name="L3" style:master-page-name="PageStyle1">
      <style:paragraph-properties fo:margin-left="0.1807in" fo:margin-right="0in" fo:margin-top="0in" fo:margin-bottom="0in" loext:contextual-spacing="false" fo:text-indent="-0.1807in" style:auto-text-indent="false" style:page-number="4">
        <style:tab-stops>
          <style:tab-stop style:position="-0.0402in"/>
        </style:tab-stops>
      </style:paragraph-properties>
    </style:style>
    <style:style style:name="P27"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516in"/>
        </style:tab-stops>
      </style:paragraph-properties>
    </style:style>
    <style:style style:name="P28"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29" style:family="paragraph" style:parent-style-name="Body_20_text_20__28_2_29_" style:list-style-name="L3"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0"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1"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2" style:family="paragraph" style:parent-style-name="Body_20_text_20__28_2_29_" style:list-style-name="L4" style:master-page-name="">
      <style:paragraph-properties fo:margin-left="0.2917in" fo:margin-right="0in" fo:margin-top="0in" fo:margin-bottom="0in" loext:contextual-spacing="false" fo:text-indent="0in" style:auto-text-indent="false" style:page-number="auto">
        <style:tab-stops>
          <style:tab-stop style:position="0.1874in"/>
        </style:tab-stops>
      </style:paragraph-properties>
    </style:style>
    <style:style style:name="P33" style:family="paragraph" style:parent-style-name="Body_20_text_20__28_2_29_" style:list-style-name="L4" style:master-page-name="">
      <style:paragraph-properties fo:margin-left="0.1807in" fo:margin-right="0in" fo:margin-top="0in" fo:margin-bottom="0in" loext:contextual-spacing="false" fo:text-align="start" style:justify-single-word="false" fo:text-indent="0.111in" style:auto-text-indent="false" style:page-number="auto">
        <style:tab-stops>
          <style:tab-stop style:position="0.3008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1.8217in" fo:margin-right="2.5346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8217in" fo:margin-right="2.5346in" style:editable="false">
        <style:columns fo:column-count="2" fo:column-gap="0.1028in">
          <style:column style:rel-width="32767*" fo:start-indent="0in" fo:end-indent="0.0516in"/>
          <style:column style:rel-width="32768*" fo:start-indent="0.0516in" fo:end-indent="0in"/>
        </style:columns>
      </style:section-properties>
    </style:style>
    <style:style style:name="Sect4" style:family="section">
      <style:section-properties fo:margin-left="1.9827in" fo:margin-right="2.3972in" style:editable="false">
        <style:columns fo:column-count="2" fo:column-gap="0.0874in">
          <style:column style:rel-width="32767*" fo:start-indent="0in" fo:end-indent="0.0437in"/>
          <style:column style:rel-width="32768*" fo:start-indent="0.0437in" fo:end-indent="0in"/>
        </style:columns>
      </style:section-properties>
    </style:style>
    <text:list-style style:name="L1">
      <text:list-level-style-number text:level="1" text:style-name="CharStyle9"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9"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3" text:outline-level="1"><text:bookmark-start text:name="bookmark0"/><text:span text:style-name="CharStyle4">JONAH</text:span><text:bookmark-end text:name="bookmark0"/></text:h>
      </text:section>
      <text:section text:style-name="Sect2" text:name="Section1">
        <text:p text:style-name="P2"/>
        <text:p text:style-name="P1"/>
      </text:section>
      <text:section text:style-name="Sect3" text:name="Section2">
        <text:p text:style-name="Body_20_text_20__28_2_29__20__2b__20_DropCap1">I<text:span text:style-name="CharStyle9">This message from the Eter­nal came to Jonah the son of </text:span><text:span text:style-name="CharStyle11">2</text:span><text:span text:style-name="CharStyle9"> Amittai: “Go to Nineveh, that great city, and thunder in their ears that their wickedness is 3 known to me.” But Jonah went away to fly to Tartessus, from the presence of the Eter­nal; he came down to Jaffa, and when he found a ship there sail­ing for Tartessus, he paid his fare and went on board to reach Tartessus with the crew, avoiding the presence of the </text:span><text:span text:style-name="CharStyle12">4</text:span><text:span text:style-name="CharStyle9"> Eternal. But the Eternal flung a furious wind upon the sea; there was a heavy storm at sea, and the ship thought she would S be broken. The sailors were scared; each cried to his own god, and they flung the tackle of the ship overboard, in order to lighten her.</text:span></text:p>
        <text:p text:style-name="P20"><text:span text:style-name="CharStyle9">Now Jonah had gone below 6 and was lying fast asleep. The captain came upon him, and said to him, “What are you doing asleep? Get up and call upon your god! Perhaps he will give a thought to us and save us.”</text:span></text:p>
        <text:list xml:id="list7154520929857543710" text:style-name="L1">
          <text:list-item>
            <text:p text:style-name="P24"><text:span text:style-name="CharStyle9"><text:tab/>Then they said, one to another, “Come on, let us cast lots to find out who has brought this trouble upon us.” So they cast lots, and the lot fell on 8 Jonah. They asked him, “Tell us now, what are you doing here? Where do you come from? What is your country,</text:span></text:p>
          </text:list-item>
        </text:list>
        <text:p text:style-name="P8"><text:span text:style-name="CharStyle9">9 and what is your nation?” So lie told them, “I am a Hebrew,</text:span></text:p>
        <text:list xml:id="list5129793457873322387" text:style-name="L2">
          <text:list-item>
            <text:p text:style-name="P25"><text:span text:style-name="CharStyle9"><text:tab/>worship the Eternal, the God of heaven, who made the sea </text:span><text:span text:style-name="CharStyle13">TO </text:span><text:span text:style-name="CharStyle9">and the dry land.” Then the men said to him in terror, “Whatever have you done?”</text:span></text:p>
          </text:list-item>
        </text:list>
        <text:p text:style-name="P8"><text:span text:style-name="CharStyle9">(for they discovered that he was flying from the Eternal; Jonah</text:span></text:p>
        <text:p text:style-name="P6"><text:span text:style-name="CharStyle9">had told them that). They n said, “What are we to do with you, to make the sea calm?” (for the seas were running higher and higher). “Take me and </text:span><text:span text:style-name="CharStyle12">12 </text:span><text:span text:style-name="CharStyle9">throw me into the sea,” he said; “that will bring a calm. I see that it is I who have brought this storm upon you.” But the </text:span><text:span text:style-name="CharStyle12">13 </text:span><text:span text:style-name="CharStyle9">men dug in their oars, to row the ship to land. Only, they could not, for the seas ran higher and higher against them.</text:span></text:p>
        <text:p text:style-name="P6"><text:span text:style-name="CharStyle9">So they cried to the Eternal, </text:span><text:span text:style-name="CharStyle12">14 </text:span><text:span text:style-name="CharStyle9">“O Eternal, we beseech thee, let us not perish for taking this man’s life; punish us not for a murder. Thou hast thyself brought this about, O Eternal.” Then, lifting Jonah, they flung </text:span><text:span text:style-name="CharStyle12">15 </text:span><text:span text:style-name="CharStyle9">him into the sea; the sea ceased from its fury, and the </text:span><text:span text:style-name="CharStyle12">16 </text:span><text:span text:style-name="CharStyle9">men, in great awe of the Eternal, sacrificed to him and made vows to him.</text:span></text:p>
        <text:p text:style-name="P11"><text:span text:style-name="CharStyle9">Now the Eternal ordered a </text:span><text:span text:style-name="CharStyle12">17 </text:span><text:span text:style-name="CharStyle9">great fish to swallow Jonah, and for three days and three nights Jonah lay in the belly of the fish. From the belly of the fish Jo- </text:span><text:span text:style-name="CharStyle14">ey </text:span><text:span text:style-name="CharStyle9">nah prayed thus to the Eter- “ nal his God:</text:span></text:p>
        <text:p text:style-name="P9"><text:span text:style-name="CharStyle16">“Out of my anguish I called to 2 the Eternal, and he answered me; from the belly of Death I cried,</text:span></text:p>
        <text:p text:style-name="P19"><text:span text:style-name="CharStyle9">and thou didst hear my voice.</text:span></text:p>
        <text:p text:style-name="P17"><text:span text:style-name="CharStyle9">Thou hadst flung me down, deep </text:span><text:span text:style-name="CharStyle12">3 </text:span><text:span text:style-name="CharStyle9">in the sea;</text:span></text:p>
        <text:p text:style-name="P22"><text:span text:style-name="CharStyle9">the floods rolled round me, all thy breakers and billows swept over me;</text:span></text:p>
        <text:p text:style-name="P18"><text:span text:style-name="CharStyle16">I thought I was flung out of thy 4 sight,</text:span></text:p>
        <text:p text:style-name="P19"><text:span text:style-name="CharStyle9">never to see thy sacred shrine again.</text:span></text:p>
      </text:section>
      <text:section text:style-name="Sect4" text:name="Section3">
        <text:list xml:id="list5718308834302249330" text:style-name="L3">
          <text:list-item>
            <text:p text:style-name="P26"><text:span text:style-name="CharStyle9"><text:tab/>The waters closed to choke</text:span></text:p>
          </text:list-item>
        </text:list>
        <text:p text:style-name="P13"><text:span text:style-name="CharStyle9">me,</text:span></text:p>
        <text:p text:style-name="P14"><text:span text:style-name="CharStyle9">the deep rolled round me, seaweeds wrapped my head,</text:span></text:p>
        <text:list xml:id="list185718310752473" text:continue-numbering="true" text:style-name="L3">
          <text:list-item>
            <text:p text:style-name="P27"><text:span text:style-name="CharStyle9"><text:tab/>I sank to the very roots of the</text:span></text:p>
          </text:list-item>
        </text:list>
        <text:p text:style-name="P13"><text:span text:style-name="CharStyle9">mountains,</text:span></text:p>
        <text:p text:style-name="P16"><text:span text:style-name="CharStyle9">to a land where bars shut be­hind me for ever.</text:span></text:p>
        <text:p text:style-name="P12"><text:span text:style-name="CharStyle9">But from the pit thou didst lift my life,</text:span></text:p>
        <text:list xml:id="list2896595769687694196" text:style-name="L4">
          <text:list-item>
            <text:p text:style-name="P32"><text:span text:style-name="CharStyle9"><text:tab/>Eternal my God.</text:span></text:p>
          </text:list-item>
        </text:list>
        <text:list xml:id="list185708510392495" text:style-name="L3">
          <text:list-item>
            <text:p text:style-name="P28"><text:span text:style-name="CharStyle9"><text:tab/>When I lay fainting,</text:span></text:p>
          </text:list-item>
        </text:list>
        <text:list xml:id="list185707232348239" text:style-name="L4">
          <text:list-item>
            <text:p text:style-name="P33"><text:span text:style-name="CharStyle9"><text:tab/>remembered the Eternal, and my prayer reached thee,</text:span></text:p>
          </text:list-item>
        </text:list>
        <text:p text:style-name="P21"><text:span text:style-name="CharStyle9">reached thy sacred shrine.</text:span></text:p>
        <text:list xml:id="list185707372464403" text:style-name="L3">
          <text:list-item>
            <text:p text:style-name="P29"><text:span text:style-name="CharStyle9"><text:tab/>Those who heed vain idols leave</text:span></text:p>
          </text:list-item>
        </text:list>
        <text:p text:style-name="P13"><text:span text:style-name="CharStyle9">their real refuge,</text:span></text:p>
        <text:list xml:id="list185717197381709" text:continue-numbering="true" text:style-name="L3">
          <text:list-item>
            <text:p text:style-name="P27"><text:span text:style-name="CharStyle9"><text:tab/>but I will sacrifice to thee with</text:span></text:p>
          </text:list-item>
        </text:list>
        <text:p text:style-name="P13"><text:span text:style-name="CharStyle9">loud thanksgiving; what I have vowed I will per­form,</text:span></text:p>
        <text:p text:style-name="P16"><text:span text:style-name="CharStyle9">for ’tis the Eternal who de­livers.”</text:span></text:p>
        <text:p text:style-name="P7"><text:span text:style-name="CharStyle9">io<text:tab/>Then the Eternal spoke to the fish, and it threw up Jonah on the dry land. For the second time the Eternal sent this</text:span></text:p>
        <text:list xml:id="list185707316795127" text:style-name="L4">
          <text:list-item>
            <text:p text:style-name="P30"><text:span text:style-name="CharStyle9"><text:tab/>message to Jonah: “Go to Nine­veh, that great city, and pro-</text:span></text:p>
          </text:list-item>
          <text:list-item>
            <text:p text:style-name="P30"><text:span text:style-name="CharStyle9"><text:tab/>claim there what I tell you.” So Jonah rose and went to Nine­veh, as the Eternal ordered. Nineveh was a great, great city, three days’ journey across, from one side to an-</text:span></text:p>
          </text:list-item>
          <text:list-item>
            <text:p text:style-name="P31"><text:span text:style-name="CharStyle9"><text:tab/>other; Jonah made his way into it for one day, and then began to shout, “Forty days more and Nineveh falls!”</text:span></text:p>
          </text:list-item>
        </text:list>
        <text:p text:style-name="Body_20_text_20__28_2_29__20__2b__20_DropCap3">4<text:span text:style-name="CharStyle9"> He then went outside the city to the east, where he made a hut for himself and sat down under it in the shade, to see w'hat would happen to the city.</text:span></text:p>
        <text:p text:style-name="Body_20_text_20__28_4_29__20__2b__20_DropCap2">3<text:span text:style-name="CharStyle19"> But the folk of Nineveh be­lieved God; they proclaimed a fast and put on sackcloth, from 6 the highest to the lowest. When the news reached the king of Nineveh, he rose from his throne, doffed his royal robe,</text:span></text:p>
        <text:p text:style-name="P6"><text:span text:style-name="CharStyle9">covered himself with sackcloth, and sat down in ashes. He also 7 sent heralds to cry through Nineveh: “By order of the king and his nobles! Neither man nor beast, neither cattle nor sheep, shall taste anything, food or drink; they must put on 8 sackcloth and call earnestly on God. Everyone must turn from Ills evil life and from the vio­lence he has in hand. Who 9, knows if God will not relent and turn from his hot anger, to save, us?”</text:span></text:p>
        <text:p text:style-name="P11"><text:span text:style-name="CharStyle9">When God saw what they ift were doing, and how they turned from their evil life, God did relent; he decided not to inflict the punishment he had said he would inflict upon them. This vexed Jonah mightily, </text:span><text:span text:style-name="CharStyle21">a </text:span><text:span text:style-name="CharStyle9">He was angry, and he prayed 2 to the Eternal: “Ah, Eternal One, did I not s:iy so, when I was still at home? That was why I fled to Tartessus. I knew thou wert a gracious and pitiful God, slow to be angry, rich in love, and ready to relent! Now then, 3 0 Eternal, take my life away. Better death than fife!” “Are 4 you right to be angry?” said the Eternal.</text:span></text:p>
        <text:p text:style-name="P10"><text:span text:style-name="CharStyle23">The Eternal then made a 6 gourd spring up, to shade his head (that Jonah might have ease). Jonah was mightily glad of the gourd. But next morning, 7 at dawn, God made a worm which gnawed the gourd till it withered, and at sunrise God 8 sent a sweltering east wind; the sun beat on the head of Jonah, till he fainted and longed to be dead. “Better death than life!” he cried.</text:span></text:p>
        <text:p text:style-name="P10"><text:span text:style-name="CharStyle23">Then God asked Jonah, “Are 9 you right to be angry over the gourd?” “Yes,” said Jonah, “mortally angry.” So the io</text:span></text:p>
        <text:p text:style-name="P15"><text:span text:style-name="CharStyle9">Eternal said to him, “You are sorry about the gourd, though you spent no toil upon it, you never made it grow—a gourd that sprang up in a night and ii perished in a night! And am I not to be sorry for that great city, Nineveh, with over a hun­dred and twenty thousand in­fants in it who know not their right hand from their left, and with all its cattl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fo:text-align="end" style:justify-single-word="false" style:page-number="auto" fo:background-color="#ffffff"/>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5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indent="-0.2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39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indent="0.1945in" style:auto-text-indent="false" style:page-number="auto">
        <style:drop-cap style:lines="2" style:distance="0.05in" style:style-name="DropCap1"/>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1807in" fo:margin-right="0in" fo:margin-top="0in" fo:margin-bottom="0in" loext:contextual-spacing="false" fo:text-indent="0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DropCap1" style:family="text">
      <style:text-properties fo:color="#000000" style:text-line-through-style="none" style:text-line-through-type="none" style:text-position="42%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1" style:family="text" style:parent-style-name="CharStyle9">
      <style:text-properties fo:color="#000000" style:text-position="0% 100%" style:font-name="Georgia" fo:font-family="Georgia" fo:font-size="7.5pt" fo:letter-spacing="normal" fo:language="en" fo:country="US" fo:font-style="italic" style:font-name-asian="Georgia" style:font-family-asian="Georgia" style:font-size-asian="7.5pt" style:language-asian="en" style:country-asian="US" style:font-style-asian="italic" style:font-name-complex="Georgia" style:font-family-complex="Georgia" style:font-size-complex="7.5pt" style:language-complex="en" style:country-complex="US" style:font-style-complex="italic" style:text-scale="100%"/>
    </style:style>
    <style:style style:name="CharStyle12" style:family="text" style:parent-style-name="CharStyle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13" style:family="text" style:parent-style-name="CharStyle9">
      <style:text-properties fo:color="#000000" style:text-position="0% 100%" fo:font-size="10.5pt" fo:letter-spacing="normal" fo:language="en" fo:country="US" style:font-size-asian="10.5pt" style:language-asian="en" style:country-asian="US" style:font-size-complex="10.5pt" style:language-complex="en" style:country-complex="US" style:text-scale="100%"/>
    </style:style>
    <style:style style:name="CharStyle14" style:family="text" style:parent-style-name="CharStyle9">
      <style:text-properties fo:color="#000000" style:text-position="0% 100%" fo:font-size="15pt" fo:letter-spacing="-0.0071in" fo:language="en" fo:country="US" fo:font-style="italic" fo:font-weight="bold" style:font-size-asian="15pt" style:language-asian="en" style:country-asian="US" style:font-style-asian="italic" style:font-weight-asian="bold" style:font-size-complex="15pt" style:language-complex="en" style:country-complex="US" style:font-style-complex="italic" style:font-weight-complex="bold" style:text-scale="100%"/>
    </style:style>
    <style:style style:name="CharStyle1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8%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19"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DropCap3" style:family="text">
      <style:text-properties fo:color="#000000" style:text-line-through-style="none" style:text-line-through-type="none" style:text-position="31% 58%" style:font-name="AngsanaUPC" fo:font-family="AngsanaUPC" fo:font-size="27pt" fo:letter-spacing="normal" fo:font-style="normal" style:text-underline-style="none" fo:font-weight="normal" style:font-name-asian="AngsanaUPC" style:font-family-asian="AngsanaUPC" style:font-size-asian="27pt" style:font-style-asian="normal" style:font-weight-asian="normal" style:font-name-complex="AngsanaUPC" style:font-family-complex="AngsanaUPC" style:font-size-complex="27pt" style:font-style-complex="normal" style:font-weight-complex="normal" style:text-scale="100%"/>
    </style:style>
    <style:style style:name="CharStyle21" style:family="text" style:parent-style-name="CharStyle9">
      <style:text-properties fo:font-variant="small-caps" fo:color="#000000" style:text-position="0% 100%" fo:font-size="15pt" fo:letter-spacing="-0.0071in" fo:language="en" fo:country="US" fo:font-style="italic" fo:font-weight="bold" style:font-size-asian="15pt" style:language-asian="en" style:country-asian="US" style:font-style-asian="italic" style:font-weight-asian="bold" style:font-size-complex="15pt" style:language-complex="en" style:country-complex="US" style:font-style-complex="italic" style:font-weight-complex="bold" style:text-scale="100%"/>
    </style:style>
    <style:style style:name="CharStyle23"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7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2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98in" fo:margin-left="0in" fo:margin-right="0in" fo:margin-bottom="0in"/>
      </style:header-style>
      <style:footer-style>
        <style:header-footer-properties fo:min-height="3.6661in" fo:margin-left="0in" fo:margin-right="0in" fo:margin-top="3.666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161in" fo:margin-left="0in" fo:margin-right="0in" fo:margin-bottom="0in"/>
      </style:header-style>
      <style:footer-style>
        <style:header-footer-properties fo:min-height="3.5138in" fo:margin-left="0in" fo:margin-right="0in" fo:margin-top="3.513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3.7984in" svg:y="7.3429in" draw:z-index="0"><draw:text-box fo:min-height="0.0902in" fo:min-width="0.2264in"><text:p text:style-name="MP3"><text:span text:style-name="CharStyle7">1006</text:span></text:p></draw:text-box></draw:frame></text:p>
      </style:footer>
      <style:footer-left>
        <text:p text:style-name="MP2"><draw:frame draw:style-name="Mfr1" draw:name="1" text:anchor-type="paragraph" svg:x="3.7984in" svg:y="7.3429in" draw:z-index="0"><draw:text-box fo:min-height="0.0902in" fo:min-width="0.2264in"><text:p text:style-name="MP3"><text:span text:style-name="CharStyle7">1006</text:span></text:p></draw:text-box></draw:frame></text:p>
      </style:footer-left>
    </style:master-page>
    <style:master-page style:name="PageStyle1" style:page-layout-name="Mpm3">
      <style:header>
        <text:p text:style-name="MP1"><draw:frame draw:style-name="Mfr1" draw:name="2" text:anchor-type="paragraph" svg:x="2.098in" svg:y="0.6693in" draw:z-index="0"><draw:text-box fo:min-height="0.1035in" fo:min-width="2.3264in"><text:p text:style-name="MP4"><text:span text:style-name="CharStyle7">1008<text:tab/>JONAH 4</text:span></text:p></draw:text-box></draw:frame></text:p>
      </style:header>
      <style:header-left>
        <text:p text:style-name="MP1"><draw:frame draw:style-name="Mfr1" draw:name="3" text:anchor-type="paragraph" svg:x="3.7457in" svg:y="0.6693in" draw:z-index="1"><draw:text-box fo:min-height="0.1035in" fo:min-width="2.3236in"><text:p text:style-name="MP5"><text:span text:style-name="CharStyle7">JONAH 4<text:tab/>1007</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2" meta:paragraph-count="47" meta:word-count="1184" meta:character-count="5901" meta:non-whitespace-character-count="4765"/>
    <meta:generator>LibreOffice/4.4.5.2$Windows_x86 LibreOffice_project/a22f674fd25a3b6f45bdebf25400ed2adff0ff99</meta:generator>
  </office:meta>
</office:document-meta>
</file>